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rsid="0008bb06" officeooo:paragraph-rsid="000915b3"/>
    </style:style>
    <style:style style:name="P2" style:family="paragraph" style:parent-style-name="Standard" style:master-page-name="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page-number="auto" fo:break-before="page" style:writing-mode="lr-tb"/>
      <style:text-properties style:font-name="Times New Roman" officeooo:rsid="0008bb06" officeooo:paragraph-rsid="0010d3b7" fo:hyphenate="true" fo:hyphenation-remain-char-count="2" fo:hyphenation-push-char-count="2" loext:hyphenation-no-caps="false"/>
    </style:style>
    <style:style style:name="P3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4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915b3" style:font-name-asian="Times New Roman1" style:font-size-complex="14pt"/>
    </style:style>
    <style:style style:name="P5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915b3" style:font-name-asian="Times New Roman1" style:font-size-complex="14pt"/>
    </style:style>
    <style:style style:name="P6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915b3" style:font-name-asian="Times New Roman1" style:font-size-complex="14pt"/>
    </style:style>
    <style:style style:name="P8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10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915b3" style:font-name-asian="Times New Roman1" style:font-weight-asian="bold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915b3" fo:background-color="#fdfefe" style:font-size-complex="14pt"/>
    </style:style>
    <style:style style:name="P12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915b3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915b3" style:font-size-complex="14pt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ac4da"/>
    </style:style>
    <style:style style:name="P15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f4218" style:font-size-asian="12pt" style:font-size-complex="12pt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915b3" style:font-name-asian="Times New Roman1" style:font-size-asian="12pt" style:font-weight-asian="bold" style:font-size-complex="12pt"/>
    </style:style>
    <style:style style:name="P17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915b3" style:font-name-asian="Times New Roman1" style:font-size-complex="14pt"/>
    </style:style>
    <style:style style:name="P18" style:family="paragraph" style:parent-style-name="Standard" style:list-style-name="L15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008bb06" officeooo:paragraph-rsid="0012e7c2" fo:hyphenate="true" fo:hyphenation-remain-char-count="2" fo:hyphenation-push-char-count="2" loext:hyphenation-no-caps="false"/>
    </style:style>
    <style:style style:name="P19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008bb06" officeooo:paragraph-rsid="02efa682" fo:hyphenate="true" fo:hyphenation-remain-char-count="2" fo:hyphenation-push-char-count="2" loext:hyphenation-no-caps="false"/>
    </style:style>
    <style:style style:name="P20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bold" officeooo:rsid="0008bb06" officeooo:paragraph-rsid="0016d818" style:font-weight-asian="bold" style:font-weight-complex="bold" fo:hyphenate="true" fo:hyphenation-remain-char-count="2" fo:hyphenation-push-char-count="2" loext:hyphenation-no-caps="false"/>
    </style:style>
    <style:style style:name="P21" style:family="paragraph" style:parent-style-name="Standard" style:list-style-name="L16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officeooo:paragraph-rsid="02f2fcf0" fo:hyphenate="true" fo:hyphenation-remain-char-count="2" fo:hyphenation-push-char-count="2" loext:hyphenation-no-caps="false"/>
    </style:style>
    <style:style style:name="P22" style:family="paragraph" style:parent-style-name="Standard" style:list-style-name="L17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officeooo:paragraph-rsid="02f2fcf0" fo:hyphenate="true" fo:hyphenation-remain-char-count="2" fo:hyphenation-push-char-count="2" loext:hyphenation-no-caps="false"/>
    </style:style>
    <style:style style:name="P23" style:family="paragraph" style:parent-style-name="Standard" style:list-style-name="L17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officeooo:paragraph-rsid="02f969cc" fo:hyphenate="true" fo:hyphenation-remain-char-count="2" fo:hyphenation-push-char-count="2" loext:hyphenation-no-caps="false"/>
    </style:style>
    <style:style style:name="P24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officeooo:paragraph-rsid="02f969cc" fo:hyphenate="true" fo:hyphenation-remain-char-count="2" fo:hyphenation-push-char-count="2" loext:hyphenation-no-caps="false"/>
    </style:style>
    <style:style style:name="P2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2f969cc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26" style:family="paragraph" style:parent-style-name="Standard" style:list-style-name="L18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paragraph-rsid="02f969cc" style:font-size-asian="10.5pt" style:font-weight-asian="bold" style:font-size-complex="12pt" style:font-weight-complex="bold" fo:hyphenate="true" fo:hyphenation-remain-char-count="2" fo:hyphenation-push-char-count="2" loext:hyphenation-no-caps="false"/>
    </style:style>
    <style:style style:name="T1" style:family="text">
      <style:text-properties fo:language="uk" fo:country="UA"/>
    </style:style>
    <style:style style:name="T2" style:family="text">
      <style:text-properties fo:language="uk" fo:country="UA" style:font-size-complex="14pt"/>
    </style:style>
    <style:style style:name="T3" style:family="text">
      <style:text-properties fo:language="uk" fo:country="UA" officeooo:rsid="0024ec99" style:font-size-complex="14pt"/>
    </style:style>
    <style:style style:name="T4" style:family="text">
      <style:text-properties fo:language="uk" fo:country="UA" fo:font-weight="bol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bold" style:font-weight-asian="bold" style:font-weight-complex="bold"/>
    </style:style>
    <style:style style:name="T7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2eba8df" style:font-name-asian="Times New Roman1" style:font-weight-asian="bold" style:font-size-complex="14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2" style:family="text">
      <style:text-properties officeooo:rsid="0012bbd1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Times New Roman" fo:language="uk" fo:country="UA" officeooo:rsid="0008bb06"/>
    </style:style>
    <style:style style:name="T15" style:family="text">
      <style:text-properties style:font-name="Times New Roman" fo:language="uk" fo:country="UA" officeooo:rsid="02f49dfd"/>
    </style:style>
    <style:style style:name="T16" style:family="text">
      <style:text-properties style:font-name="sans-serif" fo:font-size="17.25pt"/>
    </style:style>
    <style:style style:name="T17" style:family="text">
      <style:text-properties fo:font-size="17.25pt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5in" draw:visible-area-height="1.985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МІНІСТЕРСТВО ОСВІТИ І НАУКИ УКРАЇНИ</text:p>
      <text:p text:style-name="P8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0">УДУНТ ННІ ДІІТ</text:p>
      <text:p text:style-name="P7"/>
      <text:p text:style-name="P3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pan text:style-name="T8">Лабораторна робота №</text:span><text:span text:style-name="T9">3</text:span></text:p>
      <text:p text:style-name="P14"><text:span text:style-name="T8"><text:line-break/></text:span><text:span text:style-name="T4">з дисципліни «Організація комп’ютерних мереж</text:span><text:span text:style-name="T11">»</text:span></text:p>
      <text:p text:style-name="P16"/>
      <text:p text:style-name="P15"><text:span text:style-name="T5">на тему: </text:span><text:span text:style-name="T7">«Базові топології. Компоненти комп'ютерної мережі»</text:span></text:p>
      <text:p text:style-name="P5"/>
      <text:p text:style-name="P5"/>
      <text:p text:style-name="P5"/>
      <text:p text:style-name="P5"/>
      <text:p text:style-name="P5"/>
      <text:p text:style-name="P5"/>
      <text:p text:style-name="P3">Виконав:</text:p>
      <text:p text:style-name="P4">студент гр.ПЗ1911 </text:p>
      <text:p text:style-name="P4">Сафонов Д.Є.</text:p>
      <text:p text:style-name="P4">Прийня<text:span text:style-name="T12">в</text:span>: </text:p>
      <text:p text:style-name="P11">Івченко Ю.М.</text:p>
      <text:p text:style-name="P12"/>
      <text:p text:style-name="P12"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"><text:span text:style-name="T2">Дніпро, 202</text:span><text:span text:style-name="T3">2</text:span></text:p>
      <text:p text:style-name="P2"><text:span text:style-name="T6">Тема.</text:span><text:span text:style-name="T1"> Базові топології. Компоненти комп'ютерної мережі.</text:span></text:p>
      <text:p text:style-name="P19"><text:span text:style-name="T10">Мета. </text:span><text:span text:style-name="T13">Навчитися:</text:span></text:p>
      <text:list xml:id="list3824147661" text:style-name="L15">
        <text:list-item>
          <text:p text:style-name="P18">ідентифікувати три базові топології та їх комбінації,</text:p>
        </text:list-item>
        <text:list-item>
          <text:p text:style-name="P18">описувати переваги та недоліки кожної топології,</text:p>
        </text:list-item>
        <text:list-item>
          <text:p text:style-name="P18">робити вибір топології, що відповідає реалізації конкретної задачі,</text:p>
        </text:list-item>
        <text:list-item>
          <text:p text:style-name="P18">визначати оптимальні для конкретного мережного середовища тип кабелю та апаратури підключення.</text:p>
        </text:list-item>
      </text:list>
      <text:p text:style-name="P20">Порядок виконання роботи.</text:p>
      <text:list xml:id="list2745426408" text:style-name="L16">
        <text:list-item>
          <text:p text:style-name="P21"><text:span text:style-name="T14">Ознайомитись з описом та ілюстрацією роботи базових топологій, областями використання кожної топології, аспектами, на які необхідно звернути увагу при плануванні мережі (Lab_top).</text:span></text:p>
        </text:list-item>
        <text:list-item>
          <text:p text:style-name="P21"><text:span text:style-name="T14">Ознайомитись з описом та ілюстрацією підключення мережних компонентів (Lab_comp). Необхідно засвоїти:</text:span></text:p>
        </text:list-item>
      </text:list>
      <text:list xml:id="list3082832399" text:style-name="L17">
        <text:list-item>
          <text:list>
            <text:list-item>
              <text:p text:style-name="P22"><text:span text:style-name="T14">основні концепції побудови кабельної системи в локальній обчислювальній мережі;</text:span></text:p>
            </text:list-item>
            <text:list-item>
              <text:p text:style-name="P22"><text:span text:style-name="T14">основні типи кабелів, їх конструкції, характеристики і способи функціонування;</text:span></text:p>
            </text:list-item>
            <text:list-item>
              <text:p text:style-name="P23"><text:span text:style-name="T14">засвоїти терміни:</text:span></text:p>
              <text:list>
                <text:list-item>
                  <text:p text:style-name="P23"><text:span text:style-name="T14">“екранування”,</text:span></text:p>
                </text:list-item>
                <text:list-item>
                  <text:p text:style-name="P23"><text:span text:style-name="T14">“перехресні перешкоди”,</text:span></text:p>
                </text:list-item>
                <text:list-item>
                  <text:p text:style-name="P23"><text:span text:style-name="T14">“загасання”,</text:span></text:p>
                </text:list-item>
                <text:list-item>
                  <text:p text:style-name="P23"><text:span text:style-name="T14">“пленум”,</text:span></text:p>
                </text:list-item>
                <text:list-item>
                  <text:p text:style-name="P23"><text:span text:style-name="T14">”термінатор”;</text:span></text:p>
                </text:list-item>
              </text:list>
            </text:list-item>
          </text:list>
        </text:list-item>
      </text:list>
      <text:p text:style-name="P25">Короткий<text:bookmark text:name="page3R_mcid74"/><text:bookmark text:name="page3R_mcid75"/> опис базових топологій<text:bookmark text:name="page3R_mcid76"/><text:bookmark text:name="page3R_mcid77"/><text:line-break/>Короткий опис основних типів кабелів та їх характеристик<text:bookmark text:name="page3R_mcid78"/><text:line-break/><text:bookmark text:name="page3R_mcid79"/><text:bookmark text:name="page3R_mcid80"/>Висновки</text:p>
      <text:p text:style-name="P25">Контрольні питання</text:p>
      <text:list xml:id="list2127188803" text:style-name="L18">
        <text:list-item>
          <text:p text:style-name="P26">Призначення комп’ютерної мережі.</text:p>
        </text:list-item>
        <text:list-item>
          <text:p text:style-name="P26">Локальні і глобальні обчислювальні мережі (ЛОМ і ГОМ).</text:p>
        </text:list-item>
        <text:list-item>
          <text:p text:style-name="P26">Два основних типи мереж: однорангові мережі и мережі на основі сервера.</text:p>
        </text:list-item>
        <text:list-item>
          <text:p text:style-name="P26">Загальні компоненти, функції і характеристики всіх мереж: сервери (server), клієнти(client), середовище (media), ресурси (resources).</text:p>
        </text:list-item>
        <text:list-item>
          <text:p text:style-name="P26">Спеціалізовані сервери.</text:p>
        </text:list-item>
        <text:list-item>
          <text:p text:style-name="P26">Топології мереж і їх вплив на характеристики мережі.</text:p>
        </text:list-item>
        <text:list-item>
          <text:p text:style-name="P26">Базові топології: шина, зірка, кільце. Компоненти необхідні для створення мереж</text:p>
          <text:p text:style-name="P26">базових топологій шина і зірка.</text:p>
        </text:list-item>
        <text:list-item>
          <text:p text:style-name="P26">Концентратори (hub): активні, пасивні, гібридні.</text:p>
        </text:list-item>
        <text:list-item>
          <text:p text:style-name="P26">Три основні групи кабелів.</text:p>
        </text:list-item>
        <text:list-item>
          <text:p text:style-name="P26">Що означають специфікації: 10BaseT, 10Base2, 10Base5.</text:p>
        </text:list-item>
        <text:list-item>
          <text:p text:style-name="P26">Топологія мережі і її компоненти (ауд. 4208а).</text:p>
        </text:list-item>
      </text:list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Times New Roman" fo:font-family="'Times New Roman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16:23:01.524017872</meta:creation-date>
    <dc:date>2022-04-27T18:23:17.265254821</dc:date>
    <meta:editing-duration>PT9H17M34S</meta:editing-duration>
    <meta:editing-cycles>701</meta:editing-cycles>
    <meta:generator>LibreOffice/7.2.6.2$Linux_X86_64 LibreOffice_project/20$Build-2</meta:generator>
    <meta:document-statistic meta:table-count="0" meta:image-count="0" meta:object-count="1" meta:page-count="2" meta:paragraph-count="45" meta:word-count="262" meta:character-count="1982" meta:non-whitespace-character-count="1784"/>
  </office:meta>
</office:document-meta>
</file>